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" style:family="table-column">
      <style:table-column-properties style:column-width="3.3465in" style:use-optimal-column-width="false"/>
    </style:style>
    <style:style style:name="TableColumn16" style:family="table-column">
      <style:table-column-properties style:column-width="3.3465in" style:use-optimal-column-width="false"/>
    </style:style>
    <style:style style:name="Table14" style:family="table">
      <style:table-properties style:width="6.6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6" style:family="table-column">
      <style:table-column-properties style:column-width="3.3465in" style:use-optimal-column-width="false"/>
    </style:style>
    <style:style style:name="TableColumn27" style:family="table-column">
      <style:table-column-properties style:column-width="3.3465in" style:use-optimal-column-width="false"/>
    </style:style>
    <style:style style:name="Table25" style:family="table">
      <style:table-properties style:width="6.693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" style:family="table-column">
      <style:table-column-properties style:column-width="3.3465in" style:use-optimal-column-width="false"/>
    </style:style>
    <style:style style:name="TableColumn38" style:family="table-column">
      <style:table-column-properties style:column-width="3.3465in" style:use-optimal-column-width="false"/>
    </style:style>
    <style:style style:name="Table36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" style:family="table-column">
      <style:table-column-properties style:column-width="3.3465in" style:use-optimal-column-width="false"/>
    </style:style>
    <style:style style:name="TableColumn49" style:family="table-column">
      <style:table-column-properties style:column-width="3.3465in" style:use-optimal-column-width="false"/>
    </style:style>
    <style:style style:name="Table47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9" style:family="table-column">
      <style:table-column-properties style:column-width="3.3465in" style:use-optimal-column-width="false"/>
    </style:style>
    <style:style style:name="TableColumn60" style:family="table-column">
      <style:table-column-properties style:column-width="3.3465in" style:use-optimal-column-width="false"/>
    </style:style>
    <style:style style:name="Table58" style:family="table">
      <style:table-properties style:width="6.693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" style:family="table-column">
      <style:table-column-properties style:column-width="3.3465in" style:use-optimal-column-width="false"/>
    </style:style>
    <style:style style:name="TableColumn71" style:family="table-column">
      <style:table-column-properties style:column-width="3.3465in" style:use-optimal-column-width="false"/>
    </style:style>
    <style:style style:name="Table69" style:family="table">
      <style:table-properties style:width="6.69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FORMATO DE LOTES DE PRUEBA</text:p>
      <text:p text:style-name="Standard"/>
      <text:p text:style-name="P2"><text:tab/>noSePuedeVivirAhi</text:p>
      <text:p text:style-name="Standard">00_casoGuia:</text:p>
      <text:p text:style-name="Standard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N</text:p>
          </table:table-cell>
          <table:table-cell table:style-name="TableCell9">
            <text:p text:style-name="P10">OUT<text:s/>(Esperado)</text:p>
          </table:table-cell>
        </table:table-row>
        <table:table-row table:style-name="TableRow11">
          <table:table-cell table:style-name="TableCell12">
            <text:p text:style-name="TableContents">5</text:p>
            <text:p text:style-name="TableContents">4</text:p>
            <text:p text:style-name="TableContents">5 13</text:p>
            <text:p text:style-name="TableContents">-3 12</text:p>
            <text:p text:style-name="TableContents">6 15</text:p>
            <text:p text:style-name="TableContents">5 18</text:p>
            <text:p text:style-name="TableContents">3</text:p>
            <text:p text:style-name="TableContents">-2 18</text:p>
            <text:p text:style-name="TableContents">-5 16</text:p>
            <text:p text:style-name="TableContents">7 19</text:p>
            <text:p text:style-name="TableContents">5</text:p>
            <text:p text:style-name="TableContents">3 23</text:p>
            <text:p text:style-name="TableContents">4 20</text:p>
            <text:p text:style-name="TableContents">-1 21</text:p>
            <text:p text:style-name="TableContents">7 16</text:p>
            <text:p text:style-name="TableContents">6 17</text:p>
            <text:p text:style-name="TableContents">1</text:p>
            <text:p text:style-name="TableContents">-2 24</text:p>
            <text:p text:style-name="TableContents">1</text:p>
            <text:p text:style-name="TableContents">-5 19</text:p>
          </table:table-cell>
          <table:table-cell table:style-name="TableCell13">
            <text:p text:style-name="TableContents">2 2</text:p>
            <text:p text:style-name="TableContents">4 3</text:p>
            <text:p text:style-name="TableContents">5 2</text:p>
          </table:table-cell>
        </table:table-row>
      </table:table>
      <text:p text:style-name="Standard"/>
      <text:p text:style-name="Standard"/>
      <text:p text:style-name="Standard">01_limiteInferior</text:p>
      <text:p text:style-name="Standard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IN</text:p>
          </table:table-cell>
          <table:table-cell table:style-name="TableCell20">
            <text:p text:style-name="P21">OUT (Esperado)</text:p>
          </table:table-cell>
        </table:table-row>
        <table:table-row table:style-name="TableRow22">
          <table:table-cell table:style-name="TableCell23">
            <text:p text:style-name="TableContents">1</text:p>
            <text:p text:style-name="TableContents">1</text:p>
            <text:p text:style-name="TableContents">-50 60</text:p>
            <text:p text:style-name="TableContents"/>
          </table:table-cell>
          <table:table-cell table:style-name="TableCell24">
            <text:p text:style-name="TableContents">1 0</text:p>
          </table:table-cell>
        </table:table-row>
      </table:table>
      <text:p text:style-name="Standard"/>
      <text:p text:style-name="Standard">02_unSoloHostil</text:p>
      <text:p text:style-name="Standard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IN</text:p>
          </table:table-cell>
          <table:table-cell table:style-name="TableCell31">
            <text:p text:style-name="P32">OUT (Esperado)</text:p>
          </table:table-cell>
        </table:table-row>
        <table:table-row table:style-name="TableRow33">
          <table:table-cell table:style-name="TableCell34">
            <text:p text:style-name="TableContents">4</text:p>
            <text:p text:style-name="TableContents">2</text:p>
            <text:p text:style-name="TableContents">-50 60</text:p>
            <text:p text:style-name="TableContents">1 10</text:p>
            <text:p text:style-name="TableContents">1</text:p>
            <text:p text:style-name="TableContents">-30 20</text:p>
            <text:p text:style-name="TableContents">1</text:p>
            <text:p text:style-name="TableContents">-5 16</text:p>
            <text:p text:style-name="TableContents">1</text:p>
            <text:p text:style-name="TableContents">-20 3</text:p>
          </table:table-cell>
          <table:table-cell table:style-name="TableCell35">
            <text:p text:style-name="TableContents">1 0</text:p>
          </table:table-cell>
        </table:table-row>
      </table:table>
      <text:p text:style-name="Standard"/>
      <text:soft-page-break/>
      <text:p text:style-name="Standard">03_empatanNoComparables</text:p>
      <text:p text:style-name="Standard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IN</text:p>
          </table:table-cell>
          <table:table-cell table:style-name="TableCell42">
            <text:p text:style-name="P43">OUT (Esperado)</text:p>
          </table:table-cell>
        </table:table-row>
        <table:table-row table:style-name="TableRow44">
          <table:table-cell table:style-name="TableCell45">
            <text:p text:style-name="TableContents">4</text:p>
            <text:p text:style-name="TableContents">2</text:p>
            <text:p text:style-name="TableContents">-30 30</text:p>
            <text:p text:style-name="TableContents">1 10</text:p>
            <text:p text:style-name="TableContents">1</text:p>
            <text:p text:style-name="TableContents">-31 29</text:p>
            <text:p text:style-name="TableContents">1</text:p>
            <text:p text:style-name="TableContents">-10 30</text:p>
            <text:p text:style-name="TableContents">1</text:p>
            <text:p text:style-name="TableContents">-31 24</text:p>
          </table:table-cell>
          <table:table-cell table:style-name="TableCell46">
            <text:p text:style-name="TableContents">1<text:s/>2</text:p>
            <text:p text:style-name="TableContents">2<text:s/>2</text:p>
          </table:table-cell>
        </table:table-row>
      </table:table>
      <text:p text:style-name="Standard"/>
      <text:p text:style-name="Standard"/>
      <text:p text:style-name="Standard">04_unSoloNoComparable</text:p>
      <text:p text:style-name="Standard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IN</text:p>
          </table:table-cell>
          <table:table-cell table:style-name="TableCell53">
            <text:p text:style-name="P54">OUT (Esperado)</text:p>
          </table:table-cell>
        </table:table-row>
        <table:table-row table:style-name="TableRow55">
          <table:table-cell table:style-name="TableCell56">
            <text:p text:style-name="TableContents">3</text:p>
            <text:p text:style-name="TableContents">1</text:p>
            <text:p text:style-name="TableContents">-30 30</text:p>
            <text:p text:style-name="TableContents">1</text:p>
            <text:p text:style-name="TableContents">-3 29</text:p>
            <text:p text:style-name="TableContents">1</text:p>
            <text:p text:style-name="TableContents">-30 29</text:p>
          </table:table-cell>
          <table:table-cell table:style-name="TableCell57">
            <text:p text:style-name="TableContents">1 0</text:p>
          </table:table-cell>
        </table:table-row>
      </table:table>
      <text:p text:style-name="Standard"/>
      <text:p text:style-name="Standard">05_todosNoComparables</text:p>
      <text:p text:style-name="Standard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IN</text:p>
          </table:table-cell>
          <table:table-cell table:style-name="TableCell64">
            <text:p text:style-name="P65">OUT (Esperado)</text:p>
          </table:table-cell>
        </table:table-row>
        <table:table-row table:style-name="TableRow66">
          <table:table-cell table:style-name="TableCell67">
            <text:p text:style-name="TableContents">3</text:p>
            <text:p text:style-name="TableContents">1</text:p>
            <text:p text:style-name="TableContents">-10 10</text:p>
            <text:p text:style-name="TableContents">1</text:p>
            <text:p text:style-name="TableContents">-9 12</text:p>
            <text:p text:style-name="TableContents">1</text:p>
            <text:p text:style-name="TableContents">-8 13</text:p>
          </table:table-cell>
          <table:table-cell table:style-name="TableCell68">
            <text:p text:style-name="TableContents">No hay hostil</text:p>
          </table:table-cell>
        </table:table-row>
      </table:table>
      <text:p text:style-name="Standard"/>
      <text:p text:style-name="Standard">06_<text:s/>casoFatiga</text:p>
      <text:p text:style-name="Standard"/>
      <text:p text:style-name="Standard">200000 lugares con 5 mediciones cada un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7_todosEmpatan</text:p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IN</text:p>
          </table:table-cell>
          <table:table-cell table:style-name="TableCell75">
            <text:p text:style-name="P76">OUT (Esperado)</text:p>
          </table:table-cell>
        </table:table-row>
        <table:table-row table:style-name="TableRow77">
          <table:table-cell table:style-name="TableCell78">
            <text:p text:style-name="TableContents">3</text:p>
            <text:p text:style-name="TableContents">1</text:p>
            <text:p text:style-name="TableContents">1 1</text:p>
            <text:p text:style-name="TableContents">1</text:p>
            <text:p text:style-name="TableContents">1 1</text:p>
            <text:p text:style-name="TableContents">1</text:p>
            <text:p text:style-name="TableContents">1 1</text:p>
            <text:p text:style-name="TableContents"/>
          </table:table-cell>
          <table:table-cell table:style-name="TableCell79">
            <text:p text:style-name="TableContents">No hay hosti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blo</meta:initial-creator>
    <dc:creator>Becerra Pablo Dario</dc:creator>
    <meta:creation-date>2016-10-10T23:21:00Z</meta:creation-date>
    <dc:date>2016-10-11T00:45:00Z</dc:date>
    <meta:template xlink:href="Normal" xlink:type="simple"/>
    <meta:editing-cycles>8</meta:editing-cycles>
    <meta:editing-duration>PT5100S</meta:editing-duration>
    <meta:document-statistic meta:page-count="3" meta:paragraph-count="1" meta:word-count="111" meta:character-count="721" meta:row-count="5" meta:non-whitespace-character-count="611"/>
  </office:meta>
</office:document-meta>
</file>